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6970000025419A7EFE9.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18E0000017C20939401.png" manifest:media-type="image/png"/>
  <manifest:file-entry manifest:full-path="Pictures/100000010000068B00000462E61B8DEB.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49A000002DC3508C6E0.png" manifest:media-type="image/png"/>
  <manifest:file-entry manifest:full-path="Pictures/100000010000002B0000002B9A4291A6.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2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7"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29"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0"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2"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3"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4"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5"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3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7"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38" style:family="graphic" style:parent-style-name="standard" style:list-style-name="L7">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39"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0"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4" style:family="graphic" style:parent-style-name="standard" style:list-style-name="L9">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45" style:family="graphic" style:parent-style-name="standard" style:list-style-name="L10">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46"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7" style:family="graphic" style:parent-style-name="standard" style:list-style-name="L10">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48"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9" style:family="graphic" style:parent-style-name="standard" style:list-style-name="L10">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1"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7" style:family="paragraph">
      <loext:graphic-properties draw:fill-color="#ffffff"/>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 style:family="paragraph">
      <loext:graphic-properties draw:fill="gradient" draw:fill-gradient-name="Gradient_20_1"/>
      <style:paragraph-properties fo:text-align="start" style:font-independent-line-spacing="true"/>
      <style:text-properties fo:font-size="44pt"/>
    </style:style>
    <style:style style:name="P13"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4"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7"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18"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563c1" loext:opacity="100%" style:text-outline="false"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6"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7"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1"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deployment" draw:style-name="dp1" draw:master-page-name="Title_20_Slide" presentation:presentation-page-layout-name="AL1T0">
        <draw:frame presentation:style-name="pr1" draw:text-style-name="P2" draw:layer="layout" svg:width="2.995cm" svg:height="0.719cm" svg:x="0cm" svg:y="-0.919cm" presentation:class="title" presentation:user-transformed="true">
          <draw:text-box>
            <text:p text:style-name="P1"><text:span text:style-name="T1">1. deployment</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4" draw:layer="layout" svg:width="1.376cm" svg:height="0.733cm" svg:x="28.856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6" draw:layer="layout" svg:width="2.712cm" svg:height="0.759cm" svg:x="30.232cm" svg:y="0.5cm">
            <text:p text:style-name="P5"><text:span text:style-name="T2"><text:a xlink:href="../../environment.pptx" xlink:type="simple">environ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28.856cm" svg:y="1.484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6" draw:layer="layout" svg:width="1.726cm" svg:height="0.759cm" svg:x="30.232cm" svg:y="1.431cm">
            <text:p text:style-name="P5"><text:span text:style-name="T2"><text:a xlink:href="../../../python.pptx" xlink:type="simple">pyth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7"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0.719cm" svg:x="0cm" svg:y="-0.919cm" presentation:class="title" presentation:user-transformed="true">
          <draw:text-box>
            <text:p text:style-name="P1"><text:span text:style-name="T1">1.1 index</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31" draw:style-name="gr3" draw:text-style-name="P4" draw:layer="layout" svg:width="1.376cm" svg:height="0.733cm" svg:x="0.693cm" svg:y="0.768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6" draw:layer="layout" svg:width="1.444cm" svg:height="0.759cm" svg:x="1.956cm" svg:y="0.733cm">
            <text:p text:style-name="P5"><text:span text:style-name="T2"><text:a xlink:href="../deployment/devpi.odp" xlink:type="simple">devpi</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 draw:style-name="gr3" draw:text-style-name="P4" draw:layer="layout" svg:width="1.376cm" svg:height="0.733cm" svg:x="0.707cm" svg:y="1.805cm">
            <draw:image xlink:href="Pictures/100000010000007700000040DC1DA863.png" xlink:type="simple" xlink:show="embed" xlink:actuate="onLoad" draw:mime-type="image/png">
              <text:p/>
            </draw:image>
            <svg:desc>Icon

Description automatically generated</svg:desc>
          </draw:frame>
          <draw:custom-shape draw:name="Retângulo 5" draw:style-name="gr8" draw:text-style-name="P6" draw:layer="layout" svg:width="1.838cm" svg:height="0.759cm" svg:x="1.97cm" svg:y="1.77cm">
            <text:p text:style-name="P5"><text:span text:style-name="T2"><text:a xlink:href="../deployment/formats.pptx" xlink:type="simple">forma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31" draw:style-name="gr3" draw:text-style-name="P4" draw:layer="layout" svg:width="1.376cm" svg:height="0.733cm" svg:x="0.793cm" svg:y="2.76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6" draw:layer="layout" svg:width="1.444cm" svg:height="0.759cm" svg:x="2.056cm" svg:y="2.732cm">
            <text:p text:style-name="P5"><text:span text:style-name="T2"><text:a xlink:href="../deployment/azure.odp" xlink:type="simple">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7"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presentation:style-name="pr1" draw:text-style-name="P2" draw:layer="layout" svg:width="2.456cm" svg:height="0.719cm" svg:x="0cm" svg:y="-0.919cm" presentation:class="title" presentation:user-transformed="true">
          <draw:text-box>
            <text:p text:style-name="P1"><text:span text:style-name="T1">1.2 sources</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10" draw:text-style-name="P9" draw:layer="layout" svg:width="4.265cm" svg:height="0.759cm" svg:x="1.245cm" svg:y="0.585cm">
            <text:p text:style-name="P8"><text:span text:style-name="T3"><text:a xlink:href="https://twine.readthedocs.io/en/stable/" xlink:type="simple">documentation: twin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1" draw:text-style-name="P4" draw:layer="layout" svg:width="0.768cm" svg:height="0.768cm" svg:x="0.691cm" svg:y="0.55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2" draw:text-style-name="P9" draw:layer="layout" svg:width="7.203cm" svg:height="0.759cm" svg:x="3.171cm" svg:y="1.424cm">
            <text:p text:style-name="P8"><text:span text:style-name="T3"><text:a xlink:href="https://packaging.python.org/en/latest/guides/distributing-packages-using-setuptools/" xlink:type="simple">distributing-packages-using-</text:a></text:span><text:span text:style-name="T3"><text:a xlink:href="https://packaging.python.org/en/latest/guides/distributing-packages-using-setuptools/" xlink:type="simple">setuptools</text:a></text:span><text:span text:style-name="T3"><text:a xlink:href="https://packaging.python.org/en/latest/guides/distributing-packages-using-setuptools/" xlink:type="si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1" draw:text-style-name="P4" draw:layer="layout" svg:width="0.768cm" svg:height="0.768cm" svg:x="2.617cm" svg:y="1.389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3" draw:text-style-name="P9" draw:layer="layout" svg:width="2.852cm" svg:height="0.759cm" svg:x="3.171cm" svg:y="4.036cm">
            <text:p text:style-name="P8"><text:span text:style-name="T3"><text:a xlink:href="https://youtu.be/5KEObONUkik?si=ou_fZvJqnAOlHc8N&amp;t=71" xlink:type="simple">code exampl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1" draw:text-style-name="P4" draw:layer="layout" svg:width="0.768cm" svg:height="0.768cm" svg:x="2.617cm" svg:y="4.001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4" draw:text-style-name="P9" draw:layer="layout" svg:width="2.381cm" svg:height="0.759cm" svg:x="3.171cm" svg:y="4.876cm">
            <text:p text:style-name="P8"><text:span text:style-name="T3"><text:a xlink:href="https://youtu.be/5KEObONUkik?si=hP7yn9Cl5YFUKmkx&amp;t=273" xlink:type="simple">setup tool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11" draw:text-style-name="P4" draw:layer="layout" svg:width="0.768cm" svg:height="0.768cm" svg:x="2.617cm" svg:y="4.841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5" draw:text-style-name="P9" draw:layer="layout" svg:width="11.635cm" svg:height="0.759cm" svg:x="1.245cm" svg:y="3.197cm">
            <text:p text:style-name="P8"><text:span text:style-name="T4"><text:a xlink:href="https://www.youtube.com/watch?v=5KEObONUkik&amp;t=71s" xlink:type="simple">How to Build a Complete Python Package Step-by-Step - YouTub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7" draw:style-name="gr11" draw:text-style-name="P4" draw:layer="layout" svg:width="0.768cm" svg:height="0.768cm" svg:x="0.691cm" svg:y="3.162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6" draw:text-style-name="P9" draw:layer="layout" svg:width="1.22cm" svg:height="0.759cm" svg:x="3.171cm" svg:y="7.255cm">
            <text:p text:style-name="P8"><text:span text:style-name="T3"><text:a xlink:href="https://youtu.be/tEFkHEKypLI?si=idg1OieBpj5awmp0&amp;t=170" xlink:type="simple">pi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 draw:style-name="gr11" draw:text-style-name="P4" draw:layer="layout" svg:width="0.768cm" svg:height="0.768cm" svg:x="2.617cm" svg:y="7.22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7" draw:text-style-name="P9" draw:layer="layout" svg:width="1.706cm" svg:height="0.759cm" svg:x="3.171cm" svg:y="8.247cm">
            <text:p text:style-name="P8"><text:span text:style-name="T3"><text:a xlink:href="https://youtu.be/tEFkHEKypLI?si=TQ2EV9vz8-SZXL0L&amp;t=213"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3" draw:style-name="gr11" draw:text-style-name="P4" draw:layer="layout" svg:width="0.768cm" svg:height="0.768cm" svg:x="2.617cm" svg:y="8.212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8" draw:text-style-name="P9" draw:layer="layout" svg:width="1.452cm" svg:height="0.759cm" svg:x="3.171cm" svg:y="9.238cm">
            <text:p text:style-name="P8"><text:span text:style-name="T3"><text:a xlink:href="https://youtu.be/tEFkHEKypLI?si=YM-zfU1Jq--rRPd4&amp;t=310" xlink:type="simple">se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6" draw:style-name="gr11" draw:text-style-name="P4" draw:layer="layout" svg:width="0.768cm" svg:height="0.768cm" svg:x="2.617cm" svg:y="9.203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19" draw:text-style-name="P9" draw:layer="layout" svg:width="8.091cm" svg:height="0.759cm" svg:x="1.245cm" svg:y="6.381cm">
            <text:p text:style-name="P8"><text:span text:style-name="T4"><text:a xlink:href="https://www.youtube.com/watch?v=tEFkHEKypLI" xlink:type="simple">Publish Your Own Python Package - YouTub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9" draw:style-name="gr11" draw:text-style-name="P4" draw:layer="layout" svg:width="0.768cm" svg:height="0.768cm" svg:x="0.691cm" svg:y="6.346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3" presentation:class="page"/>
          <draw:frame presentation:style-name="pr2" draw:text-style-name="P7" draw:layer="layout" svg:width="16.799cm" svg:height="13.364cm" svg:x="2.1cm" svg:y="14.107cm" presentation:class="notes" presentation:placeholder="true">
            <draw:text-box/>
          </draw:frame>
        </presentation:notes>
      </draw:page>
      <draw:page draw:name="2. repositories" draw:style-name="dp1" draw:master-page-name="Title_20_Slide" presentation:presentation-page-layout-name="AL1T0">
        <draw:frame presentation:style-name="pr1" draw:text-style-name="P2" draw:layer="layout" svg:width="2.96cm" svg:height="0.719cm" svg:x="0cm" svg:y="-0.919cm" presentation:class="title" presentation:user-transformed="true">
          <draw:text-box>
            <text:p text:style-name="P1"><text:span text:style-name="T1">2. repositories</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20" draw:text-style-name="P9" draw:layer="layout" svg:width="1.22cm" svg:height="0.759cm" svg:x="9.365cm" svg:y="4.326cm">
            <text:p text:style-name="P8"><text:span text:style-name="T3"><text:a xlink:href="https://pypi.org/" xlink:type="simple">pi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11" draw:text-style-name="P4" draw:layer="layout" svg:width="0.768cm" svg:height="0.768cm" svg:x="8.811cm" svg:y="4.291cm">
            <draw:image xlink:href="Pictures/1000000100000043000000435D6C581D.png" xlink:type="simple" xlink:show="embed" xlink:actuate="onLoad" draw:mime-type="image/png">
              <text:p/>
            </draw:image>
            <svg:desc>Icon

Description automatically generated</svg:desc>
          </draw:frame>
        </draw:g>
        <draw:frame draw:style-name="gr21" draw:text-style-name="P4" draw:layer="layout" svg:width="8.55cm" svg:height="3.02cm" svg:x="1.708cm" svg:y="1.046cm">
          <draw:image xlink:href="Pictures/10000001000006970000025419A7EFE9.png" xlink:type="simple" xlink:show="embed" xlink:actuate="onLoad" draw:mime-type="image/png">
            <text:p/>
          </draw:image>
        </draw:frame>
        <draw:g draw:style-name="gr2">
          <draw:custom-shape draw:name="Retângulo 5" draw:style-name="gr22" draw:text-style-name="P9" draw:layer="layout" svg:width="1.435cm" svg:height="0.759cm" svg:x="7.951cm" svg:y="10.985cm">
            <text:p text:style-name="P8"><text:span text:style-name="T3"><text:a xlink:href="https://dev.azure.com/cegid/AI%20CoE/_artifacts/feed/Acumatica@Local/connect" xlink:type="simple">az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4" draw:style-name="gr11" draw:text-style-name="P4" draw:layer="layout" svg:width="0.768cm" svg:height="0.768cm" svg:x="7.397cm" svg:y="10.95cm">
            <draw:image xlink:href="Pictures/1000000100000043000000435D6C581D.png" xlink:type="simple" xlink:show="embed" xlink:actuate="onLoad" draw:mime-type="image/png">
              <text:p/>
            </draw:image>
            <svg:desc>Icon

Description automatically generated</svg:desc>
          </draw:frame>
        </draw:g>
        <draw:frame draw:style-name="gr21" draw:text-style-name="P4" draw:layer="layout" svg:width="6.241cm" svg:height="4.18cm" svg:x="2.873cm" svg:y="6.528cm">
          <draw:image xlink:href="Pictures/100000010000068B00000462E61B8DEB.png" xlink:type="simple" xlink:show="embed" xlink:actuate="onLoad" draw:mime-type="image/png">
            <text:p/>
          </draw:image>
        </draw:frame>
        <draw:g draw:style-name="gr2">
          <draw:custom-shape draw:name="Retângulo 5" draw:style-name="gr23" draw:text-style-name="P6" draw:layer="layout" svg:width="1.494cm" svg:height="0.675cm" svg:x="15.422cm" svg:y="6.213cm">
            <text:p text:style-name="P5"><text:span text:style-name="T5"><text:a xlink:href="https://pypi.org/project/numpy/" xlink:type="simple">num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1" draw:text-style-name="P4" draw:layer="layout" svg:width="0.499cm" svg:height="0.499cm" svg:x="15.048cm" svg:y="6.283cm">
            <draw:image xlink:href="Pictures/100000010000002B0000002B9A4291A6.png" xlink:type="simple" xlink:show="embed" xlink:actuate="onLoad" draw:mime-type="image/png">
              <text:p/>
            </draw:image>
            <svg:desc>Icon

Description automatically generated</svg:desc>
          </draw:frame>
        </draw:g>
        <draw:g draw:style-name="gr2">
          <draw:frame draw:name="Picture 27" draw:style-name="gr21" draw:text-style-name="P4" draw:layer="layout" svg:width="5.123cm" svg:height="4.891cm" svg:x="11.714cm" svg:y="1.046cm">
            <draw:image xlink:href="Pictures/100000010000018E0000017C20939401.png" xlink:type="simple" xlink:show="embed" xlink:actuate="onLoad" draw:mime-type="image/png">
              <text:p/>
            </draw:image>
          </draw:frame>
          <draw:custom-shape draw:name="Retângulo 20" draw:style-name="gr24" draw:text-style-name="P10" draw:layer="layout" svg:width="3.366cm" svg:height="0.396cm" svg:x="11.949cm" svg:y="5.3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25" draw:text-style-name="P9" draw:layer="layout" svg:width="1.285cm" svg:height="0.759cm" svg:x="8.991cm" svg:y="17.628cm">
            <text:p text:style-name="P8"><text:span text:style-name="T3"><text:a xlink:href="http://localhost:3141/cwprogram/stable" xlink:type="simple">loca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1" draw:style-name="gr11" draw:text-style-name="P4" draw:layer="layout" svg:width="0.768cm" svg:height="0.768cm" svg:x="8.438cm" svg:y="17.593cm">
            <draw:image xlink:href="Pictures/1000000100000043000000435D6C581D.png" xlink:type="simple" xlink:show="embed" xlink:actuate="onLoad" draw:mime-type="image/png">
              <text:p/>
            </draw:image>
            <svg:desc>Icon

Description automatically generated</svg:desc>
          </draw:frame>
        </draw:g>
        <draw:frame draw:style-name="gr21" draw:text-style-name="P4" draw:layer="layout" svg:width="7.48cm" svg:height="4.648cm" svg:x="2.613cm" svg:y="12.593cm">
          <draw:image xlink:href="Pictures/100000010000049A000002DC3508C6E0.png" xlink:type="simple" xlink:show="embed" xlink:actuate="onLoad" draw:mime-type="image/png">
            <text:p/>
          </draw:image>
        </draw:frame>
        <draw:custom-shape draw:style-name="gr26" draw:text-style-name="P11" draw:layer="layout" svg:width="2.42cm" svg:height="0.764cm" svg:x="9.375cm" svg:y="1.246cm">
          <text:p text:style-name="P5"><text:span text:style-name="T6">search</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7" draw:text-style-name="P11" draw:layer="layout" svg:width="1.829cm" svg:height="0.764cm" svg:x="0.784cm" svg:y="0.718cm">
          <text:p text:style-name="P5"><text:span text:style-name="T6">pip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8" draw:text-style-name="P11" draw:layer="layout" svg:width="2.151cm" svg:height="0.764cm" svg:x="0.81cm" svg:y="6.462cm">
          <text:p text:style-name="P5"><text:span text:style-name="T6">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9" draw:text-style-name="P11" draw:layer="layout" svg:width="1.926cm" svg:height="0.764cm" svg:x="0.81cm" svg:y="12.51cm">
          <text:p text:style-name="P5"><text:span text:style-name="T6">loc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6" draw:layer="layout" svg:width="19.798cm" svg:height="11.136cm" svg:x="0.6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3. wheels" draw:style-name="dp1" draw:master-page-name="Title_20_Slide" presentation:presentation-page-layout-name="AL1T0">
        <draw:frame presentation:style-name="pr1" draw:text-style-name="P2" draw:layer="layout" svg:width="2.128cm" svg:height="0.719cm" svg:x="0cm" svg:y="-0.919cm" presentation:class="title" presentation:user-transformed="true">
          <draw:text-box>
            <text:p text:style-name="P1"><text:span text:style-name="T1">3. wheels</text:span></text:p>
          </draw:text-box>
        </draw:frame>
        <draw:custom-shape draw:style-name="gr1" draw:text-style-name="P3" draw:layer="layout" svg:width="0.576cm" svg:height="17.999cm" svg:x="0.403cm" svg:y="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30" draw:text-style-name="P6" draw:layer="layout" svg:width="2.441cm" svg:height="0.675cm" svg:x="1.077cm" svg:y="0.724cm">
            <text:p text:style-name="P5"><text:span text:style-name="T5"><text:a xlink:href="https://youtu.be/4L0Jb3Ku81s?si=03XPpXJg3LocXs2J&amp;t=56" xlink:type="simple">video: histo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11" draw:text-style-name="P4" draw:layer="layout" svg:width="0.499cm" svg:height="0.499cm" svg:x="0.703cm" svg:y="0.794cm">
            <draw:image xlink:href="Pictures/100000010000002B0000002B9A4291A6.png" xlink:type="simple" xlink:show="embed" xlink:actuate="onLoad" draw:mime-type="image/png">
              <text:p/>
            </draw:image>
            <svg:desc>Icon

Description automatically generated</svg:desc>
          </draw:frame>
        </draw:g>
        <presentation:notes draw:style-name="dp2">
          <draw:page-thumbnail draw:style-name="gr6" draw:layer="layout" svg:width="19.798cm" svg:height="11.136cm" svg:x="0.6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1" draw:text-style-name="P3"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1" draw:layer="layout" svg:width="3.929cm" svg:height="0.764cm" svg:x="0.726cm" svg:y="2.061cm">
          <text:p text:style-name="P5"><text:span text:style-name="T6">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2" draw:layer="layout" svg:width="3.755cm" svg:height="1.026cm" svg:x="0.449cm" svg:y="0.514cm" presentation:class="title" presentation:user-transformed="true">
          <draw:text-box>
            <text:p text:style-name="P1"><text:span text:style-name="T7">Z. </text:span><text:span text:style-name="T8">template</text:span></text:p>
          </draw:text-box>
        </draw:frame>
        <draw:custom-shape draw:style-name="gr33" draw:text-style-name="P13"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34" draw:text-style-name="P15" draw:layer="layout" svg:width="4.105cm" svg:height="0.764cm" svg:x="0.84cm" svg:y="3.502cm">
          <text:p text:style-name="P14"><text:span text:style-name="T9">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5" draw:text-style-name="P15" draw:layer="layout" svg:width="4.507cm" svg:height="1.726cm" svg:x="0.915cm" svg:y="16.795cm">
          <text:p text:style-name="P14"><text:span text:style-name="T10">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6" draw:text-style-name="P15" draw:layer="layout" svg:width="1.375cm" svg:height="1.291cm" svg:x="0.789cm" svg:y="13.697cm">
          <text:p text:style-name="P14"><text:span text:style-name="T11">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7" draw:text-style-name="P6" draw:layer="layout" svg:width="1.736cm" svg:height="2.113cm" svg:x="2.297cm" svg:y="13.139cm">
          <text:p text:style-name="P5"><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16" draw:layer="layout" svg:width="3.921cm" svg:height="0.794cm" svg:x="5.994cm" svg:y="3.457cm">
          <text:list text:style-name="L7">
            <text:list-item>
              <text:p text:style-name="P8"><text:span text:style-name="T13">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39" draw:text-style-name="P16" draw:layer="layout" svg:width="7.87cm" svg:height="2.623cm" svg:x="1.657cm" svg:y="5.047cm">
          <text:list text:style-name="L7">
            <text:list-item>
              <text:p text:style-name="P8"><text:span text:style-name="T14">A </text:span><text:span text:style-name="T15">slash</text:span><text:span text:style-name="T14"> </text:span></text:p>
            </text:list-item>
          </text:list>
          <text:list text:style-name="L8">
            <text:list-item>
              <text:list>
                <text:list-item>
                  <text:p text:style-name="P8"><text:span text:style-name="T14">followed </text:span></text:p>
                </text:list-item>
              </text:list>
            </text:list-item>
            <text:list-item>
              <text:p text:style-name="P8"><text:span text:style-name="T14">by </text:span></text:p>
              <text:list>
                <text:list-item>
                  <text:p text:style-name="P8"><text:span text:style-name="T15">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0" draw:text-style-name="P4"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41" draw:text-style-name="P6" draw:layer="layout" svg:width="4.221cm" svg:height="0.759cm" svg:x="1.32cm" svg:y="11.645cm">
            <text:p text:style-name="P5"><text:span text:style-name="T16"><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4" draw:layer="layout" svg:width="0.768cm" svg:height="0.768cm" svg:x="0.76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4"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6" draw:layer="layout" svg:width="2.629cm" svg:height="0.759cm" svg:x="2.039cm" svg:y="10.48cm">
            <text:p text:style-name="P5"><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43" draw:text-style-name="P6" draw:layer="layout" svg:width="2.946cm" svg:height="0.759cm" svg:x="1.626cm" svg:y="9.336cm">
            <text:p text:style-name="P5"><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11" draw:text-style-name="P4"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2">
          <draw:custom-shape draw:name="CaixaDeTexto 17" draw:style-name="gr44" draw:text-style-name="P6"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5"><text:span text:style-name="T17"><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4"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5" draw:text-style-name="P18" draw:layer="layout" svg:width="4.628cm" svg:height="1.218cm" svg:x="0.914cm" svg:y="15.288cm">
          <text:list text:style-name="L10">
            <text:list-item>
              <text:p text:style-name="P17"><text:span text:style-name="T18">every key-frame</text:span></text:p>
            </text:list-item>
            <text:list-item>
              <text:p text:style-name="P17"><text:span text:style-name="T18">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46" draw:text-style-name="P4" draw:layer="layout" draw:line-skew="2.567cm" svg:x1="11.486cm" svg:y1="9.773cm" svg:x2="16.895cm" svg:y2="12.725cm" svg:d="M11486 9773h2705v2952h2704" svg:viewBox="0 0 5410 2953">
          <text:p/>
        </draw:connector>
        <draw:custom-shape draw:style-name="gr24" draw:text-style-name="P10" draw:layer="layout" svg:width="5.686cm" svg:height="1.235cm" svg:x="11.697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7" draw:text-style-name="P16" draw:layer="layout" svg:width="2.685cm" svg:height="1.217cm" svg:x="25.323cm" svg:y="3.211cm">
          <text:list text:style-name="L10">
            <text:list-item>
              <text:p text:style-name="P8"><text:span text:style-name="T19">download </text:span></text:p>
            </text:list-item>
          </text:list>
          <text:list text:style-name="L11">
            <text:list-item>
              <text:list>
                <text:list-item>
                  <text:p text:style-name="P8"><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8" draw:text-style-name="P11" draw:layer="layout" svg:width="1.125cm" svg:height="0.679cm" svg:x="23.401cm" svg:y="3.759cm">
          <text:p text:style-name="P5"><text:span text:style-name="T20">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9" draw:text-style-name="P16" draw:layer="layout" svg:width="2.685cm" svg:height="1.217cm" svg:x="28.681cm" svg:y="3.211cm">
          <text:list text:style-name="L10">
            <text:list-item>
              <text:p text:style-name="P8"><text:span text:style-name="T19">download </text:span></text:p>
            </text:list-item>
          </text:list>
          <text:list text:style-name="L11">
            <text:list-item>
              <text:list>
                <text:list-item>
                  <text:p text:style-name="P8"><text:span text:style-name="T19">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2">
          <draw:frame draw:name="Picture 4" draw:style-name="gr11" draw:text-style-name="P4"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0" draw:text-style-name="P6" draw:layer="layout" svg:width="2.056cm" svg:height="0.759cm" svg:x="5.523cm" svg:y="10.48cm">
            <text:p text:style-name="P5"><text:span text:style-name="T16"><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11" draw:text-style-name="P4"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1" draw:text-style-name="P6" draw:layer="layout" svg:width="1.371cm" svg:height="0.589cm" svg:x="1.176cm" svg:y="12.719cm">
            <text:p text:style-name="P5"><text:span text:style-name="T21"><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6"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52</meta:editing-cycles>
    <meta:creation-date>2019-03-25T09:18:39</meta:creation-date>
    <dc:date>2025-06-04T19:37:15.559129800</dc:date>
    <meta:editing-duration>P48DT9H47M36S</meta:editing-duration>
    <meta:generator>LibreOffice/25.2.2.2$Windows_X86_64 LibreOffice_project/7370d4be9e3cf6031a51beef54ff3bda878e3fac</meta:generator>
    <meta:document-statistic meta:object-count="381"/>
    <meta:user-defined meta:name="AppVersion">16.0000</meta:user-defined>
    <meta:user-defined meta:name="PresentationFormat">Widescreen</meta:user-defined>
    <meta:user-defined meta:name="Slides" meta:value-type="float">6</meta:user-defined>
  </office:meta>
</office:document-meta>
</file>